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E0000014730278599EEF818E5.png" manifest:media-type="image/png"/>
  <manifest:file-entry manifest:full-path="Pictures/10000000000001DE000001CC342FC67D31569DBA.png" manifest:media-type="image/png"/>
  <manifest:file-entry manifest:full-path="Pictures/100000000000029700000110181AF140975317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ca85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4" text:anchor-type="paragraph" svg:width="12.647cm" svg:height="12.171cm" draw:z-index="3"><draw:image xlink:href="Pictures/10000000000001DE000001CC342FC67D31569DB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/>
      <text:p text:style-name="P1"/>
      <text:p text:style-name="P1"><draw:frame draw:style-name="fr2" draw:name="Image1" text:anchor-type="as-char" svg:y="5.814cm" svg:width="19.001cm" svg:height="4.792cm" draw:z-index="0"><draw:image xlink:href="https://s3-ap-south-1.amazonaws.com/av-blog-media/wp-content/uploads/2017/06/05210948/overunder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2" text:anchor-type="paragraph" svg:x="-0.57cm" svg:y="0.381cm" svg:width="19.001cm" svg:height="7.795cm" draw:z-index="1"><draw:image xlink:href="Pictures/100000000000029700000110181AF1409753170C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13.494cm" svg:height="8.652cm" draw:z-index="4"><draw:image xlink:href="Pictures/10000000000001FE0000014730278599EEF818E5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draw:frame draw:style-name="fr3" draw:name="Image3" text:anchor-type="paragraph" svg:x="1.406cm" svg:y="17.84cm" svg:width="13.494cm" svg:height="8.652cm" draw:z-index="2"><draw:image xlink:href="Pictures/10000000000001FE0000014730278599EEF818E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6:27:42.432911408</meta:creation-date>
    <dc:date>2019-02-23T17:34:52.419865285</dc:date>
    <meta:editing-duration>PT22M33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2" meta:paragraph-count="1" meta:word-count="0" meta:character-count="0" meta:non-whitespace-character-count="0"/>
  </office:meta>
</office:document-meta>
</file>